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adff" officeooo:paragraph-rsid="0016adff" style:font-weight-asian="bold" style:font-weight-complex="bold"/>
    </style:style>
    <style:style style:name="P2" style:family="paragraph" style:parent-style-name="Standard">
      <style:text-properties style:font-name="Courier New" officeooo:rsid="0016adff" officeooo:paragraph-rsid="0016adff"/>
    </style:style>
    <style:style style:name="P3" style:family="paragraph" style:parent-style-name="Standard">
      <style:text-properties style:font-name="Courier New" fo:font-weight="bold" officeooo:rsid="0016adff" officeooo:paragraph-rsid="0016adff" style:font-weight-asian="bold" style:font-weight-complex="bold"/>
    </style:style>
    <style:style style:name="P4" style:family="paragraph" style:parent-style-name="Standard">
      <style:text-properties style:font-name="Courier New" fo:font-weight="normal" officeooo:rsid="0016adff" officeooo:paragraph-rsid="0016adff" style:font-weight-asian="normal" style:font-weight-complex="normal"/>
    </style:style>
    <style:style style:name="P5" style:family="paragraph" style:parent-style-name="Standard">
      <style:text-properties style:font-name="Courier New" style:text-underline-style="none" fo:font-weight="normal" officeooo:rsid="0016adff" officeooo:paragraph-rsid="0016adff" style:font-weight-asian="normal" style:font-weight-complex="normal"/>
    </style:style>
    <style:style style:name="P6" style:family="paragraph" style:parent-style-name="Standard">
      <style:text-properties style:font-name="Courier New" style:text-underline-style="none" fo:font-weight="bold" officeooo:rsid="0016adff" officeooo:paragraph-rsid="0016adff" style:font-weight-asian="bold" style:font-weight-complex="bold"/>
    </style:style>
    <style:style style:name="P7" style:family="paragraph" style:parent-style-name="Standard">
      <style:text-properties fo:font-weight="normal" officeooo:rsid="0016adf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6adff" officeooo:paragraph-rsid="0016adff" style:font-weight-asian="normal" style:font-weight-complex="normal"/>
    </style:style>
    <style:style style:name="P9" style:family="paragraph" style:parent-style-name="Standard">
      <style:text-properties style:font-name="Courier New" officeooo:rsid="001a88d6" officeooo:paragraph-rsid="001a88d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0c0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adff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1a0c0b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dotted" style:text-underline-width="auto" style:text-underline-color="font-color"/>
    </style:style>
    <style:style style:name="T13" style:family="text">
      <style:text-properties style:text-underline-style="dotte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dotted" style:text-underline-width="auto" style:text-underline-color="font-color" officeooo:rsid="001a0c0b"/>
    </style:style>
    <style:style style:name="T15" style:family="text">
      <style:text-properties style:font-name="Courier New" fo:font-weight="normal" officeooo:rsid="0016adff" style:font-weight-asian="normal" style:font-weight-complex="normal"/>
    </style:style>
    <style:style style:name="T16" style:family="text">
      <style:text-properties style:font-name="Courier New" style:text-underline-style="solid" style:text-underline-width="auto" style:text-underline-color="font-color" fo:font-weight="bold" officeooo:rsid="0016adff" style:font-weight-asian="bold" style:font-weight-complex="bold"/>
    </style:style>
    <style:style style:name="T17" style:family="text">
      <style:text-properties style:font-name="Courier New" style:text-underline-style="none" fo:font-weight="bold" officeooo:rsid="0016adff" style:font-weight-asian="bold" style:font-weight-complex="bold"/>
    </style:style>
    <style:style style:name="T18" style:family="text">
      <style:text-properties officeooo:rsid="001a0c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4.4</text:p>
      <text:p text:style-name="P2"/>
      <text:p text:style-name="P9">Ángel García Pérez</text:p>
      <text:p text:style-name="P2"/>
      <text:p text:style-name="P2"/>
      <text:p text:style-name="P3">Ejercicio 1</text:p>
      <text:p text:style-name="P1"/>
      <text:p text:style-name="P4"/>
      <text:p text:style-name="P4">Arbitros (<text:span text:style-name="T2">#id</text:span><text:span text:style-name="T6">, </text:span><text:span text:style-name="T10">ncolegiado</text:span><text:span text:style-name="T6">, nombre)</text:span></text:p>
      <text:p text:style-name="P4"/>
      <text:p text:style-name="P4">Partidos (<text:span text:style-name="T2">#id</text:span><text:span text:style-name="T8">, fecha, </text:span><text:span text:style-name="T6">observaciones, </text:span><text:span text:style-name="T12">arbitro_id</text:span><text:span text:style-name="T6">)</text:span></text:p>
      <text:p text:style-name="P4">arbitro_id → arbitros (not null, B:R, M:C)</text:p>
      <text:p text:style-name="P4"/>
      <text:p text:style-name="P4"/>
      <text:p text:style-name="P4"/>
      <text:p text:style-name="P3">Ejercicio 2</text:p>
      <text:p text:style-name="P3"/>
      <text:p text:style-name="P3"/>
      <text:p text:style-name="P4">Habitantes (<text:span text:style-name="T2">#id</text:span><text:span text:style-name="T6">, </text:span><text:span text:style-name="T10">dni</text:span><text:span text:style-name="T6">, nombre)</text:span></text:p>
      <text:p text:style-name="P4"/>
      <text:p text:style-name="P4">Pasaportes (<text:span text:style-name="T2">#id</text:span><text:span text:style-name="T6">, </text:span><text:span text:style-name="T10">numero</text:span><text:span text:style-name="T6">, expedicion, </text:span><text:span text:style-name="T12">habitante_id,</text:span><text:span text:style-name="T6"> fecha_emision, fecha_caducidad)</text:span></text:p>
      <text:p text:style-name="P4">habitante_id → habitantes (not null, B:C, M:C)</text:p>
      <text:p text:style-name="P4"/>
      <text:p text:style-name="P4"/>
      <text:p text:style-name="P4"/>
      <text:p text:style-name="P3">Ejercicio 3</text:p>
      <text:p text:style-name="P3"/>
      <text:p text:style-name="P3"/>
      <text:p text:style-name="Standard"><text:span text:style-name="T15">Jugadores (</text:span><text:span text:style-name="T16">#id</text:span><text:span text:style-name="T17">, </text:span><text:span text:style-name="T15">nombre</text:span><text:span text:style-name="T5">)</text:span></text:p>
      <text:p text:style-name="P7"/>
      <text:p text:style-name="P2"><text:span text:style-name="T4">Equipos ( </text:span><text:span text:style-name="T2">#id</text:span><text:span text:style-name="T7">, nombre, </text:span><text:span text:style-name="T13">jugadores_id,</text:span><text:span text:style-name="T7"> fecha)</text:span></text:p>
      <text:p text:style-name="P5">jugadores_id → jugadores (not null, B:C, M:C)</text:p>
      <text:p text:style-name="P8"/>
      <text:p text:style-name="P8"/>
      <text:p text:style-name="P8"/>
      <text:p text:style-name="P6">Ejercicio 4</text:p>
      <text:p text:style-name="P3"/>
      <text:p text:style-name="P3"/>
      <text:p text:style-name="P3"><text:span text:style-name="T4">Localidades</text:span> (<text:span text:style-name="T1">#id</text:span><text:span text:style-name="T7">, habitantes, nombre)</text:span></text:p>
      <text:p text:style-name="P5"/>
      <text:p text:style-name="P3"><text:span text:style-name="T7">Alcaldes (</text:span><text:span text:style-name="T1">#id</text:span><text:span text:style-name="T7">, nombre, </text:span><text:span text:style-name="T11">dni</text:span><text:span text:style-name="T7">, </text:span><text:span text:style-name="T13">localidad_id</text:span><text:span text:style-name="T7">, </text:span><text:span text:style-name="T13">habitante_id</text:span><text:span text:style-name="T7">, fecha)</text:span></text:p>
      <text:p text:style-name="P5">localidad_id → localidades (not null, B:C, M:C)</text:p>
      <text:p text:style-name="P5">habitante_id → localidades (null, B:N, M:C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7"/></text:p>
      <text:p text:style-name="P5"/>
      <text:p text:style-name="P6">Ejercicio 5</text:p>
      <text:p text:style-name="P3"/>
      <text:p text:style-name="P3"/>
      <text:p text:style-name="P4">Usuarios (<text:span text:style-name="T2">#id</text:span><text:span text:style-name="T6">, </text:span><text:span text:style-name="T10">email</text:span><text:span text:style-name="T6">, nombre)</text:span></text:p>
      <text:p text:style-name="P4"/>
      <text:p text:style-name="P4">Amigos (<text:span text:style-name="T2">#id</text:span><text:span text:style-name="T6">, nombre, </text:span><text:span text:style-name="T10">email</text:span><text:span text:style-name="T6">, </text:span><text:span text:style-name="T3">#usuario_id</text:span><text:span text:style-name="T9">, </text:span><text:span text:style-name="T14">amigo_preferido_id</text:span><text:span text:style-name="T9">)</text:span></text:p>
      <text:p text:style-name="P4"/>
      <text:p text:style-name="P4">EsAmigo (<text:span text:style-name="T2">#usuario_id</text:span><text:span text:style-name="T6">, </text:span><text:span text:style-name="T12">amigo_id</text:span><text:span text:style-name="T6">, </text:span><text:span text:style-name="T10">email</text:span><text:span text:style-name="T6">, nombre)</text:span></text:p>
      <text:p text:style-name="P4">usuario_id → usuarios (<text:span text:style-name="T18">not </text:span>null, B:C, M:C)</text:p>
      <text:p text:style-name="P4">amigo_id → <text:span text:style-name="T18">usuarios</text:span> (<text:span text:style-name="T18">not </text:span>null, B:C, M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1:01:57.501000000</meta:creation-date>
    <dc:date>2024-12-03T09:20:56.024000000</dc:date>
    <meta:editing-duration>PT33M1S</meta:editing-duration>
    <meta:editing-cycles>3</meta:editing-cycles>
    <meta:generator>LibreOffice/7.6.7.2$Windows_X86_64 LibreOffice_project/dd47e4b30cb7dab30588d6c79c651f218165e3c5</meta:generator>
    <meta:document-statistic meta:table-count="0" meta:image-count="0" meta:object-count="0" meta:page-count="2" meta:paragraph-count="25" meta:word-count="118" meta:character-count="884" meta:non-whitespace-character-count="791"/>
  </office:meta>
</office:document-meta>
</file>